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5398in" fo:break-before="auto" style:use-optimal-row-height="true"/>
    </style:style>
    <style:style style:name="ro4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fo:color="#6d6d6d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2" style:family="text">
      <style:text-properties fo:color="#98b61c" style:font-name="JetBrains Mono" fo:font-size="9pt" fo:font-style="italic" fo:font-weight="normal" style:font-name-asian="JetBrains Mono" style:font-size-asian="9pt" style:font-style-asian="italic" style:font-weight-asian="normal" style:font-name-complex="JetBrains Mono" style:font-size-complex="5.09999990463257pt" style:font-style-complex="italic" style:font-weight-complex="normal"/>
    </style:style>
  </office:automatic-styles>
  <office:body>
    <office:spreadsheet>
      <table:table table:name="tpl" table:style-name="ta1" table:print="false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19.08.25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.08">
            <text:p>23.08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buyGrid on op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ders doubl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en: nearest ath – second condition</text:p>
            <text:p><text:s text:c="10"/>It has no sense to open near the bottom</text:p>
            <text:p><text:s text:c="10"/>Or near (some percent) from nearest right pullb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find out if SMC works for shitcoin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y agg orders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sh stops" table:style-name="ta1" table:print="false">
        <table:table-column table:style-name="co1" table:number-columns-repeated="1024" table:default-cell-style-name="ce1"/>
        <table:table-row table:style-name="ro1">
          <table:table-cell table:style-name="ce2" office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rm | watch" table:style-name="ta1" table:print="false">
        <table:table-column table:style-name="co1" table:number-columns-repeated="1024" table:default-cell-style-name="ce1"/>
        <table:table-row table:style-name="ro1">
          <table:table-cell table:style-name="ce2" office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<text:span text:style-name="T1">@</text:span><text:span text:style-name="T2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CheckOpenedPositionsStopsJob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eck that some position part is under stop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 check that `additionalStopFromLiquidationHandler` exists if there is no manual stops between ticker and liquidationPrice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3">08/23/2025</text:date>, <text:time>23:13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9T15:14:56</meta:creation-date>
    <meta:generator>OpenOffice/4.1.15$Unix OpenOffice.org_project/4115m2$Build-9813</meta:generator>
    <dc:date>2025-08-23T23:13:56</dc:date>
    <meta:editing-duration>PT16H21M58S</meta:editing-duration>
    <meta:editing-cycles>27</meta:editing-cycles>
    <meta:document-statistic meta:table-count="4" meta:cell-count="20" meta:object-count="0"/>
  </office:meta>
</office:document-meta>
</file>